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f497d" style:font-name="Calibri" fo:font-size="11pt" fo:letter-spacing="normal" fo:font-style="normal" fo:font-weight="normal"/>
    </style:style>
    <style:style style:name="P2" style:family="paragraph" style:parent-style-name="Standard">
      <style:text-properties fo:color="#000000" style:font-name="Arial" fo:font-size="11pt" style:font-size-asian="11pt" style:font-size-complex="11pt"/>
    </style:style>
    <style:style style:name="P3" style:family="paragraph" style:parent-style-name="Standard">
      <style:text-properties fo:color="#000000" style:font-name="Arial" fo:font-size="11pt" officeooo:paragraph-rsid="002f155b" style:font-size-asian="11pt" style:font-size-complex="11pt"/>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f497d" style:font-name="Calibri" fo:font-size="11pt" fo:letter-spacing="normal" fo:font-style="normal" fo:font-weight="normal" officeooo:paragraph-rsid="002d6fcd"/>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f497d" fo:letter-spacing="normal" officeooo:paragraph-rsid="002f155b"/>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P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Arial" fo:font-size="11pt" fo:letter-spacing="normal" fo:font-style="normal" fo:font-weight="normal" officeooo:rsid="00294f99" officeooo:paragraph-rsid="00294f99" style:font-size-asian="11pt" style:font-size-complex="11pt"/>
    </style:style>
    <style:style style:name="P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Arial" fo:font-size="11pt" fo:letter-spacing="normal" fo:font-style="normal" fo:font-weight="normal" style:font-size-asian="11pt" style:font-size-complex="11pt"/>
    </style:style>
    <style:style style:name="P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Arial" fo:font-size="11pt" fo:letter-spacing="normal" fo:font-style="normal" fo:font-weight="normal" officeooo:paragraph-rsid="0024280f" style:font-size-asian="11pt" style:font-size-complex="11pt"/>
    </style:style>
    <style:style style:name="P1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Arial" fo:font-size="11pt" fo:letter-spacing="normal" fo:font-style="normal" fo:font-weight="normal" officeooo:rsid="001f4806" officeooo:paragraph-rsid="001f4806" style:font-size-asian="11pt" style:font-size-complex="11pt"/>
    </style:style>
    <style:style style:name="P1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Arial" fo:font-size="11pt" fo:letter-spacing="normal" fo:font-style="normal" fo:font-weight="normal" officeooo:rsid="0024280f" officeooo:paragraph-rsid="0024280f" style:font-size-asian="11pt" style:font-size-complex="11pt"/>
    </style:style>
    <style:style style:name="P1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Arial" fo:font-size="11pt" fo:letter-spacing="normal" fo:font-style="normal" fo:font-weight="normal" officeooo:rsid="0026d424" officeooo:paragraph-rsid="0026d424" style:font-size-asian="11pt" style:font-size-complex="11pt"/>
    </style:style>
    <style:style style:name="P1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Arial" fo:font-size="11pt" fo:letter-spacing="normal" fo:font-style="normal" fo:font-weight="normal" officeooo:rsid="00281c6e" officeooo:paragraph-rsid="00281c6e" style:font-size-asian="11pt" style:font-size-complex="11pt"/>
    </style:style>
    <style:style style:name="P1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Arial" fo:font-size="11pt" fo:letter-spacing="normal" fo:font-weight="bold" style:font-size-asian="11pt" style:font-weight-asian="bold" style:font-size-complex="11pt" style:font-weight-complex="bold"/>
    </style:style>
    <style:style style:name="P1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Arial" fo:font-size="11pt" fo:letter-spacing="normal" style:font-size-asian="11pt" style:font-size-complex="11pt"/>
    </style:style>
    <style:style style:name="T1" style:family="text">
      <style:text-properties style:font-name="Calibri" fo:font-size="11pt" fo:font-style="normal"/>
    </style:style>
    <style:style style:name="T2" style:family="text">
      <style:text-properties style:font-name="Calibri" fo:font-size="11pt" fo:font-style="normal" fo:font-weight="normal"/>
    </style:style>
    <style:style style:name="T3" style:family="text">
      <style:text-properties officeooo:rsid="001f5a0f"/>
    </style:style>
    <style:style style:name="T4" style:family="text">
      <style:text-properties officeooo:rsid="0024280f"/>
    </style:style>
    <style:style style:name="T5" style:family="text">
      <style:text-properties fo:color="#1f497d" fo:font-size="10.5pt"/>
    </style:style>
    <style:style style:name="T6" style:family="text">
      <style:text-properties fo:font-size="10.5pt"/>
    </style:style>
    <style:style style:name="T7" style:family="text">
      <style:text-properties fo:font-size="10.5pt" officeooo:rsid="00281c6e"/>
    </style:style>
    <style:style style:name="T8" style:family="text">
      <style:text-properties fo:font-size="10.5pt" officeooo:rsid="002d6fcd"/>
    </style:style>
    <style:style style:name="T9" style:family="text">
      <style:text-properties officeooo:rsid="002d6fcd"/>
    </style:style>
    <style:style style:name="T10" style:family="text">
      <style:text-properties fo:font-variant="normal" fo:text-transform="none" fo:color="#1f497d" style:font-name="Calibri" fo:font-size="11pt" fo:letter-spacing="normal" fo:font-style="normal" fo:font-weight="normal"/>
    </style:style>
    <style:style style:name="T11" style:family="text">
      <style:text-properties fo:font-variant="normal" fo:text-transform="none" fo:color="#1f497d" style:font-name="Calibri" fo:font-size="11pt" fo:letter-spacing="normal" fo:font-style="normal" fo:font-weight="normal" officeooo:rsid="002f155b"/>
    </style:style>
    <style:style style:name="T12" style:family="text">
      <style:text-properties fo:font-variant="normal" fo:text-transform="none" fo:color="#1f497d" style:font-name="Calibri" fo:font-size="11pt" fo:letter-spacing="normal" fo:font-style="normal" fo:font-weight="normal" officeooo:rsid="002d6fcd"/>
    </style:style>
    <style:style style:name="T13" style:family="text">
      <style:text-properties fo:font-variant="normal" fo:text-transform="none" fo:color="#1f497d" fo:font-size="11pt" fo:letter-spacing="normal" fo:font-style="normal" fo:font-weight="normal" officeooo:rsid="002d6fcd"/>
    </style:style>
    <style:style style:name="T14" style:family="text">
      <style:text-properties fo:font-variant="normal" fo:text-transform="none" fo:color="#1f497d" fo:font-size="11pt" fo:letter-spacing="normal" fo:font-style="normal" fo:font-weight="normal" officeooo:rsid="002f155b"/>
    </style:style>
    <style:style style:name="T15" style:family="text">
      <style:text-properties fo:font-variant="normal" fo:text-transform="none" fo:font-size="11pt" fo:letter-spacing="normal" fo:font-style="normal" fo:font-weight="normal" officeooo:rsid="002d6fcd"/>
    </style:style>
    <style:style style:name="T16" style:family="text">
      <style:text-properties fo:font-variant="normal" fo:text-transform="none" fo:font-size="11pt" fo:letter-spacing="normal" fo:font-style="normal" fo:font-weight="normal" officeooo:rsid="002f155b"/>
    </style:style>
    <style:style style:name="T17" style:family="text">
      <style:text-properties fo:font-variant="normal" fo:text-transform="none" fo:letter-spacing="normal" fo:font-style="normal" fo:font-weight="normal" officeooo:rsid="002d6fcd"/>
    </style:style>
    <style:style style:name="T18" style:family="text">
      <style:text-properties fo:font-variant="normal" fo:text-transform="none" fo:letter-spacing="normal" fo:font-style="normal" fo:font-weight="normal" officeooo:rsid="002f155b"/>
    </style:style>
    <style:style style:name="T19" style:family="text">
      <style:text-properties officeooo:rsid="002f155b"/>
    </style:style>
    <style:style style:name="T20" style:family="text">
      <style:text-properties fo:font-size="11pt" fo:font-style="normal"/>
    </style:style>
    <style:style style:name="T21" style:family="text">
      <style:text-properties fo:font-style="normal"/>
    </style:style>
    <style:style style:name="T22" style:family="text">
      <style:text-properties officeooo:rsid="00281c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1">Auch A für Ablation ist ungewöhnlich. Vorschlag: Konsistenz mit Cogley et al. 2011 in der Bezeichnung</text:span></text:p>
      <text:p text:style-name="P7">Habs auf ‘a’ geändert, wie auf Seite 3 in Cogley et al 2011 ersichtlich.</text:p>
      <text:p text:style-name="P8"/>
      <text:p text:style-name="P8"/>
      <text:p text:style-name="P6">Den <text:span text:style-name="T19">P</text:span>unkt in 3.5.2. mit 1000W/m² verstehe ich nicht. Wie kann LWout bei Eis 1000 Wm2 sein?</text:p>
      <text:p text:style-name="P10">Nochmal zu den 1000 Lwout: meine Funkti<text:span text:style-name="T19">o</text:span>n zur Berechnung der sensiblen Wärme in Python nimmt als ein Argument die Lwout Strahlung. Diese verwendet die Funktion dann nur zur Berechnung der Eistemperatur. Diese Berechnung der Eistemperatur schaut so aus, dass bei &gt;0°C automatisch 0°C verwendet wird, da ja anderes bei Eis keinen Sinn macht. Das heißt, es ist egal wie viel LWOut ich meiner Funktion übergebe, es muss hauptsache &gt;0°C und somit = 0°C herauskommen .. da ja laut Test von einer “schmelzenden Eisoberfläche” ausgegangen werden soll. <text:span text:style-name="T3">Solange also ein Wert für LWO größer als 316 W/m^2 verwendet wird, folgt als Eistemperatur immer 0°C.</text:span></text:p>
      <text:p text:style-name="P8"/>
      <text:p text:style-name="P8"/>
      <text:p text:style-name="P6">Abb. 9: Ablation in m w.e.? oder m Ablation? Schlage vor, auf w.e. umzurechnen</text:p>
      <text:p text:style-name="P7">Soll hier nur als Beispiel dienen, der wird später sowieso noch umgerechnet auch angezeigt.</text:p>
      <text:p text:style-name="P8"/>
      <text:p text:style-name="P15"/>
      <text:p text:style-name="P6">Tab 2: man könnte JJA SEB Werte dazugeben. Das wär schon interessant. Und evt winter</text:p>
      <text:p text:style-name="P10">Winterhalbjahr/Sommerhalbjahr passt gut ja, aber was heißt JJA?</text:p>
      <text:p text:style-name="P8"/>
      <text:p text:style-name="P8"/>
      <text:p text:style-name="P6">Abb 12 verwirrend: 2tägiges Mittel: also running mean von Tageswerten über Zeitraum 2 Tage?</text:p>
      <text:p text:style-name="P10">Nein kein moving average, sondern tatsächlich immer 2 tage gemittelt, dann die nächsten 2 Tage usw. Running mean hatte ich vorher auch, die Berechnungszeit explodiert da bei größeren Datenmengen.</text:p>
      <text:p text:style-name="P8"/>
      <text:p text:style-name="P6">Achtung: in Fig 18 und 19: measured and modelled meltwater. Suggest: Resultat der SEB in Wm2 und die in Wasseräquivalent umgerechnete Ablation (m w.e.) Warum ist hier per 2 days angegeben?</text:p>
      <text:p text:style-name="P9"><text:span text:style-name="T4">Hier ist immer das gesamte Schmelzwasser in einem gewissen Zeitraum angegeben .. hier z.B. Schmelzwasser innerhalb von 2 Tagen.</text:span></text:p>
      <text:p text:style-name="P11">Ich persönlich finde l/m^2 als Einheit zwar verständlich, aber wahrscheinlich ist es wirklich besser dort mm <text:span text:style-name="T22">oder m w.e. </text:span>anzugeben. Ich hab das geändert. <text:span text:style-name="T22">Damit fällt dann auch das per 2 Days weg, da sich das immer auf ein Jahr bezieht: m w.e. per year.</text:span></text:p>
      <text:p text:style-name="P8"/>
      <text:p text:style-name="P6">Auch: Was ist in Tab 4 gezeigt?</text:p>
      <text:p text:style-name="P12">Zeigt, wie stark die Änderung des Eisdickenverlustes ist, wenn von zusätzlichen/weniger W/m^2 (global dimming/brightening) ausgegangen wird. Die Differenz zum Verlust ohne zusätzlichen W/m^2 ist angegeben.</text:p>
      <text:p text:style-name="P8"/>
      <text:p text:style-name="P14"><text:span text:style-name="T21">Mir gefiele als Endresultat wie gesagt einerseits ablation in w.e. gemessen vs SEB resultat umgerechnet in Schmelzrate und kritische Diskussion, an was die Unterschiede liegen können</text:span></text:p>
      <text:p text:style-name="P13">Schmelzrate umgerechnet in m w.e ist doch repräsentativer oder? Ich würde dann das diskutieren.</text:p>
      <text:p text:style-name="P8"/>
      <text:p text:style-name="P8"><text:soft-page-break/></text:p>
      <text:p text:style-name="P6">Auch noch eine Gewichtung der SEB Komponenten SWnet, LWnet, SH LH abhängig vom Monat wäre interessant.</text:p>
      <text:p text:style-name="P13">Was ist damit genau gemeint?</text:p>
      <text:p text:style-name="P13"/>
      <text:p text:style-name="P13"/>
      <text:p text:style-name="P2"/>
      <text:p text:style-name="P3"><text:span text:style-name="T9">Hätten Sie morgen (Montag) oder am Freitag Zeit nochmal persönlich über Kapitel 4.3 (Eisdickenverlust), </text:span><text:span text:style-name="T17">Gewichtung der SEB Komponenten, </text:span><text:span text:style-name="T18"><text:s/>Scatter-Plot und <text:s/>JJA SEB Werte zu reden?</text:span></text:p>
      <text:p text:style-name="P3"><text:span text:style-name="T18"/></text:p>
      <text:p text:style-name="P3"><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30T13:08:09.672544354</meta:creation-date>
    <dc:date>2019-12-01T11:52:36.033304571</dc:date>
    <meta:editing-duration>PT42M32S</meta:editing-duration>
    <meta:editing-cycles>8</meta:editing-cycles>
    <meta:generator>LibreOffice/6.2.8.2$Linux_X86_64 LibreOffice_project/20$Build-2</meta:generator>
    <meta:document-statistic meta:table-count="0" meta:image-count="0" meta:object-count="0" meta:page-count="2" meta:paragraph-count="20" meta:word-count="458" meta:character-count="2898" meta:non-whitespace-character-count="2459"/>
  </office:meta>
</office:document-meta>
</file>